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3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QUICHIZ REYES HECTOR ANTON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87819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OXAPAMP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720961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QUICHIZ REYES HECTOR ANTON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787819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720961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8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3/09/2021</text:p>
          </table:table-cell>
          <table:table-cell table:style-name="Tabla2.A3" office:value-type="string">
            <text:p text:style-name="P22">7047208</text:p>
          </table:table-cell>
          <table:table-cell table:style-name="Tabla2.D3" office:value-type="string">
            <text:p text:style-name="P23">1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2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3:42:4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